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ab65" officeooo:paragraph-rsid="000dab65"/>
    </style:style>
    <style:style style:name="P2" style:family="paragraph" style:parent-style-name="Standard" style:list-style-name="L1">
      <style:text-properties officeooo:rsid="000dab65" officeooo:paragraph-rsid="000dab65"/>
    </style:style>
    <style:style style:name="P3" style:family="paragraph" style:parent-style-name="Standard">
      <style:text-properties officeooo:rsid="000e9816" officeooo:paragraph-rsid="000e9816"/>
    </style:style>
    <style:style style:name="P4" style:family="paragraph" style:parent-style-name="Standard">
      <style:text-properties officeooo:rsid="0010b058" officeooo:paragraph-rsid="0010b058"/>
    </style:style>
    <style:style style:name="T1" style:family="text">
      <style:text-properties officeooo:rsid="000f029a"/>
    </style:style>
    <style:style style:name="T2" style:family="text">
      <style:text-properties officeooo:rsid="000ffc20"/>
    </style:style>
    <style:style style:name="T3" style:family="text">
      <style:text-properties officeooo:rsid="00107c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AVY</text:p>
      <text:p text:style-name="P1">Faust</text:p>
      <text:p text:style-name="P1">Mefisto</text:p>
      <text:p text:style-name="P1">Wagner - sluha</text:p>
      <text:p text:style-name="P1">První učenec</text:p>
      <text:p text:style-name="P1">Druhý učenec</text:p>
      <text:p text:style-name="P1">Robin</text:p>
      <text:p text:style-name="P1">Císař</text:p>
      <text:p text:style-name="P1">Dobrý anděl</text:p>
      <text:p text:style-name="P1">Zlý anděl</text:p>
      <text:p text:style-name="P1">Lucifer</text:p>
      <text:p text:style-name="P1">Rytíř</text:p>
      <text:p text:style-name="P1">Stařec</text:p>
      <text:p text:style-name="P1">Helena</text:p>
      <text:p text:style-name="P1">Chór</text:p>
      <text:p text:style-name="P3">Papež</text:p>
      <text:p text:style-name="P1">7 Hříchů</text:p>
      <text:list xml:id="list3580144287540784033" text:style-name="L1">
        <text:list-item>
          <text:p text:style-name="P2">PÝCHA – <text:span text:style-name="T3">stojí na židli nahoře a ostatní se po předmětu sápají</text:span></text:p>
        </text:list-item>
        <text:list-item>
          <text:p text:style-name="P2">LAKOMSTVÍ - </text:p>
        </text:list-item>
        <text:list-item>
          <text:p text:style-name="P2">HNĚV </text:p>
        </text:list-item>
        <text:list-item>
          <text:p text:style-name="P2">ZÁVIST - </text:p>
        </text:list-item>
        <text:list-item>
          <text:p text:style-name="P2">OBŽERSTVÍ</text:p>
        </text:list-item>
        <text:list-item>
          <text:p text:style-name="P2">ZAHÁLKA – </text:p>
        </text:list-item>
        <text:list-item>
          <text:p text:style-name="P2">SMILSTVO – <text:span text:style-name="T2">soggy tits bába</text:span></text:p>
        </text:list-item>
      </text:list>
      <text:p text:style-name="P1"/>
      <text:p text:style-name="P1">PROSTŘEDÍ</text:p>
      <text:p text:style-name="P1">Krčma</text:p>
      <text:p text:style-name="P1">Faustův byt</text:p>
      <text:p text:style-name="P1">Ulice</text:p>
      <text:p text:style-name="P3">Papežův dům</text:p>
      <text:p text:style-name="P3"/>
      <text:p text:style-name="P3">SCÉNY</text:p>
      <text:p text:style-name="P3">Pracovna se stolem a s křesly, ze které bude v průběhu příběhu mizet nábitek. <text:span text:style-name="T1">Faust poté při jeho zoufalství strhne tapety a za nimi se objeví bílé polstrované stěny. V místnosti bylo starožitné zrcadlo, z kterého spadne rám a stane se z něj poloprůhledné zrcadlo. Sedm smrtelných hříchů se zobrazí jako blázni, kteří se perou o Faustovu duši – náhodný předmět, který prodal. - Kus odpadku, který vymění za něco fakt cenného, třeba místo na kopci/na slunci/korunu/čepici s bambulí.</text:span></text:p>
      <text:p text:style-name="P4">Předek místnosti bude oddělen sklem, faust může zjistit, že ho sledují divác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3:01:38.348054031</meta:creation-date>
    <dc:date>2018-02-06T14:38:25.864957839</dc:date>
    <meta:editing-duration>PT35M12S</meta:editing-duration>
    <meta:editing-cycles>1</meta:editing-cycles>
    <meta:document-statistic meta:table-count="0" meta:image-count="0" meta:object-count="0" meta:page-count="1" meta:paragraph-count="32" meta:word-count="151" meta:character-count="873" meta:non-whitespace-character-count="752"/>
    <meta:generator>LibreOffice/5.1.6.2$Linux_x86 LibreOffice_project/10m0$Build-2</meta:generator>
  </office:meta>
</office:document-meta>
</file>